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4" draw:id="id4" draw:layer="layout" svg:width="5.2cm" svg:height="1cm" svg:x="32.85cm" svg:y="8.9cm">
          <text:p text:style-name="P1">DataAnalysisController.class</text:p>
        </draw:rect>
        <draw:rect draw:style-name="gr1" draw:text-style-name="P1" xml:id="id3" draw:id="id3" draw:layer="layout" svg:width="5.2cm" svg:height="1cm" svg:x="32.85cm" svg:y="6.2cm">
          <text:p text:style-name="P1">Controller</text:p>
        </draw:rect>
        <draw:rect draw:style-name="gr1" draw:text-style-name="P1" xml:id="id5" draw:id="id5" draw:layer="layout" svg:width="5.2cm" svg:height="1cm" svg:x="32.85cm" svg:y="11.3cm">
          <text:p text:style-name="P1">get_event_list</text:p>
        </draw:rect>
        <draw:rect draw:style-name="gr1" draw:text-style-name="P1" xml:id="id1" draw:id="id1" draw:layer="layout" svg:width="5.2cm" svg:height="1cm" svg:x="32.85cm" svg:y="1.7cm">
          <text:p text:style-name="P1">Application</text:p>
        </draw:rect>
        <draw:rect draw:style-name="gr1" draw:text-style-name="P1" xml:id="id2" draw:id="id2" draw:layer="layout" svg:width="5.2cm" svg:height="1cm" svg:x="32.85cm" svg:y="3.8cm">
          <text:p text:style-name="P1">Admin</text:p>
        </draw:rect>
        <draw:g>
          <draw:rect draw:style-name="gr2" draw:text-style-name="P1" xml:id="id10" draw:id="id10" draw:layer="layout" svg:width="25.7cm" svg:height="13.7cm" svg:x="22.6cm" svg:y="15.5cm">
            <text:p/>
          </draw:rect>
          <draw:rect draw:style-name="gr1" draw:text-style-name="P1" draw:layer="layout" svg:width="5.2cm" svg:height="1cm" svg:x="32.1cm" svg:y="16.8cm">
            <text:p text:style-name="P1"><text:s/>Sql 条件字段生成</text:p>
          </draw:rect>
          <draw:rect draw:style-name="gr1" draw:text-style-name="P1" draw:layer="layout" svg:width="5.2cm" svg:height="1cm" svg:x="39.6cm" svg:y="16.8cm">
            <text:p text:style-name="P1">拼接sql</text:p>
          </draw:rect>
          <draw:rect draw:style-name="gr1" draw:text-style-name="P1" draw:layer="layout" svg:width="5.2cm" svg:height="1cm" svg:x="23.8cm" svg:y="19cm">
            <text:p text:style-name="P1">Mysql.query</text:p>
          </draw:rect>
          <draw:rect draw:style-name="gr1" draw:text-style-name="P1" draw:layer="layout" svg:width="5.2cm" svg:height="1cm" svg:x="31.7cm" svg:y="19.1cm">
            <text:p text:style-name="P1">array_multisort</text:p>
          </draw:rect>
          <draw:rect draw:style-name="gr1" draw:text-style-name="P1" draw:layer="layout" svg:width="5.2cm" svg:height="1cm" svg:x="24.3cm" svg:y="27.3cm">
            <text:p text:style-name="P1">success_return($data)</text:p>
          </draw:rect>
          <draw:rect draw:style-name="gr1" draw:text-style-name="P1" draw:layer="layout" svg:width="5.2cm" svg:height="1cm" svg:x="24cm" svg:y="16.8cm">
            <text:p text:style-name="P1">Input 分析</text:p>
          </draw:rect>
          <draw:rect draw:style-name="gr1" draw:text-style-name="P1" xml:id="id6" draw:id="id6" draw:layer="layout" svg:width="5.2cm" svg:height="1cm" svg:x="31cm" svg:y="23.1cm">
            <text:p text:style-name="P1">$data_key =&gt; $data_value</text:p>
          </draw:rect>
          <draw:rect draw:style-name="gr1" draw:text-style-name="P1" draw:layer="layout" svg:width="5.2cm" svg:height="0.9cm" svg:x="39.8cm" svg:y="19.1cm">
            <text:p text:style-name="P1">placement_list</text:p>
          </draw:rect>
          <draw:rect draw:style-name="gr1" draw:text-style-name="P1" draw:layer="layout" svg:width="5.2cm" svg:height="1cm" svg:x="24cm" svg:y="21.1cm">
            <text:p text:style-name="P1">getAdScenesList</text:p>
          </draw:rect>
          <draw:rect draw:style-name="gr1" draw:text-style-name="P1" draw:layer="layout" svg:width="5.2cm" svg:height="1cm" svg:x="39.5cm" svg:y="23.6cm">
            <text:p text:style-name="P1">foreach ($data_result</text:p>
          </draw:rect>
          <draw:rect draw:style-name="gr1" draw:text-style-name="P1" draw:layer="layout" svg:width="5.2cm" svg:height="1cm" svg:x="31.5cm" svg:y="21.1cm">
            <text:p text:style-name="P1">foreach ($result</text:p>
          </draw:rect>
          <draw:rect draw:style-name="gr1" draw:text-style-name="P1" draw:layer="layout" svg:width="5.2cm" svg:height="1cm" svg:x="23.5cm" svg:y="25.1cm">
            <text:p text:style-name="P1">$data['event_list'] </text:p>
          </draw:rect>
          <draw:rect draw:style-name="gr1" draw:text-style-name="P1" draw:layer="layout" svg:width="5.2cm" svg:height="1cm" svg:x="39.6cm" svg:y="21.1cm">
            <text:p text:style-name="P1">json_decode($value['attr_json']</text:p>
          </draw:rect>
          <draw:rect draw:style-name="gr1" draw:text-style-name="P1" draw:layer="layout" svg:width="5.2cm" svg:height="1cm" svg:x="31.5cm" svg:y="25.3cm">
            <text:p text:style-name="P1">$data['placement_list'] </text:p>
          </draw:rect>
          <draw:rect draw:style-name="gr1" draw:text-style-name="P1" draw:layer="layout" svg:width="5.2cm" svg:height="1cm" svg:x="24cm" svg:y="23.1cm">
            <text:p text:style-name="P1">foreach ($attr_json</text:p>
          </draw:rect>
          <draw:rect draw:style-name="gr1" draw:text-style-name="P1" draw:layer="layout" svg:width="5.2cm" svg:height="1cm" svg:x="39.8cm" svg:y="25.5cm">
            <text:p text:style-name="P1">$data['adscenes_list'] </text:p>
          </draw:rect>
        </draw:g>
        <draw:rect draw:style-name="gr3" draw:text-style-name="P1" draw:layer="layout" svg:width="5.2cm" svg:height="1cm" svg:x="69.2cm" svg:y="82cm">
          <text:p/>
        </draw:rect>
        <draw:rect draw:style-name="gr3" draw:text-style-name="P1" draw:layer="layout" svg:width="5.2cm" svg:height="1cm" svg:x="75.8cm" svg:y="82cm">
          <text:p/>
        </draw:rect>
        <draw:rect draw:style-name="gr3" draw:text-style-name="P1" draw:layer="layout" svg:width="5.2cm" svg:height="1cm" svg:x="69.2cm" svg:y="83.7cm">
          <text:p/>
        </draw:rect>
        <draw:rect draw:style-name="gr3" draw:text-style-name="P1" draw:layer="layout" svg:width="5.2cm" svg:height="1cm" svg:x="75.8cm" svg:y="83.7cm">
          <text:p/>
        </draw:rect>
        <draw:rect draw:style-name="gr3" draw:text-style-name="P1" draw:layer="layout" svg:width="5.2cm" svg:height="1cm" svg:x="55.4cm" svg:y="92.7cm">
          <text:p/>
        </draw:rect>
        <draw:rect draw:style-name="gr3" draw:text-style-name="P1" draw:layer="layout" svg:width="5.2cm" svg:height="1cm" svg:x="62cm" svg:y="92.7cm">
          <text:p/>
        </draw:rect>
        <draw:rect draw:style-name="gr3" draw:text-style-name="P1" draw:layer="layout" svg:width="5.2cm" svg:height="1cm" svg:x="55.4cm" svg:y="94.4cm">
          <text:p/>
        </draw:rect>
        <draw:rect draw:style-name="gr3" draw:text-style-name="P1" draw:layer="layout" svg:width="5.2cm" svg:height="1cm" svg:x="62cm" svg:y="94.4cm">
          <text:p/>
        </draw:rect>
        <draw:rect draw:style-name="gr3" draw:text-style-name="P1" draw:layer="layout" svg:width="5.2cm" svg:height="1cm" svg:x="55.4cm" svg:y="96.2cm">
          <text:p/>
        </draw:rect>
        <draw:rect draw:style-name="gr3" draw:text-style-name="P1" draw:layer="layout" svg:width="5.2cm" svg:height="1cm" svg:x="62cm" svg:y="96.2cm">
          <text:p/>
        </draw:rect>
        <draw:rect draw:style-name="gr3" draw:text-style-name="P1" draw:layer="layout" svg:width="5.2cm" svg:height="1cm" svg:x="55.4cm" svg:y="97.9cm">
          <text:p/>
        </draw:rect>
        <draw:rect draw:style-name="gr3" draw:text-style-name="P1" draw:layer="layout" svg:width="5.2cm" svg:height="1cm" svg:x="62cm" svg:y="97.9cm">
          <text:p/>
        </draw:rect>
        <draw:rect draw:style-name="gr3" draw:text-style-name="P1" draw:layer="layout" svg:width="5.2cm" svg:height="1cm" svg:x="69.2cm" svg:y="85.7cm">
          <text:p/>
        </draw:rect>
        <draw:rect draw:style-name="gr3" draw:text-style-name="P1" draw:layer="layout" svg:width="5.2cm" svg:height="1cm" svg:x="75.8cm" svg:y="85.7cm">
          <text:p/>
        </draw:rect>
        <draw:rect draw:style-name="gr3" draw:text-style-name="P1" draw:layer="layout" svg:width="5.2cm" svg:height="1cm" svg:x="69.2cm" svg:y="87.4cm">
          <text:p/>
        </draw:rect>
        <draw:rect draw:style-name="gr3" draw:text-style-name="P1" draw:layer="layout" svg:width="5.2cm" svg:height="1cm" svg:x="75.8cm" svg:y="87.4cm">
          <text:p/>
        </draw:rect>
        <draw:rect draw:style-name="gr3" draw:text-style-name="P1" draw:layer="layout" svg:width="5.2cm" svg:height="1cm" svg:x="69.2cm" svg:y="89.2cm">
          <text:p/>
        </draw:rect>
        <draw:rect draw:style-name="gr3" draw:text-style-name="P1" draw:layer="layout" svg:width="5.2cm" svg:height="1cm" svg:x="75.8cm" svg:y="89.2cm">
          <text:p/>
        </draw:rect>
        <draw:rect draw:style-name="gr3" draw:text-style-name="P1" draw:layer="layout" svg:width="5.2cm" svg:height="1cm" svg:x="69.2cm" svg:y="90.9cm">
          <text:p/>
        </draw:rect>
        <draw:rect draw:style-name="gr3" draw:text-style-name="P1" draw:layer="layout" svg:width="5.2cm" svg:height="1cm" svg:x="75.8cm" svg:y="90.9cm">
          <text:p/>
        </draw:rect>
        <draw:rect draw:style-name="gr3" draw:text-style-name="P1" draw:layer="layout" svg:width="5.2cm" svg:height="1cm" svg:x="69.2cm" svg:y="92.7cm">
          <text:p/>
        </draw:rect>
        <draw:rect draw:style-name="gr3" draw:text-style-name="P1" draw:layer="layout" svg:width="5.2cm" svg:height="1cm" svg:x="75.8cm" svg:y="92.7cm">
          <text:p/>
        </draw:rect>
        <draw:rect draw:style-name="gr3" draw:text-style-name="P1" draw:layer="layout" svg:width="5.2cm" svg:height="1cm" svg:x="69.2cm" svg:y="94.4cm">
          <text:p/>
        </draw:rect>
        <draw:rect draw:style-name="gr3" draw:text-style-name="P1" draw:layer="layout" svg:width="5.2cm" svg:height="1cm" svg:x="75.8cm" svg:y="94.4cm">
          <text:p/>
        </draw:rect>
        <draw:rect draw:style-name="gr3" draw:text-style-name="P1" draw:layer="layout" svg:width="5.2cm" svg:height="1cm" svg:x="69.2cm" svg:y="96.2cm">
          <text:p/>
        </draw:rect>
        <draw:rect draw:style-name="gr3" draw:text-style-name="P1" draw:layer="layout" svg:width="5.2cm" svg:height="1cm" svg:x="75.8cm" svg:y="96.2cm">
          <text:p/>
        </draw:rect>
        <draw:rect draw:style-name="gr3" draw:text-style-name="P1" draw:layer="layout" svg:width="5.2cm" svg:height="1cm" svg:x="69.2cm" svg:y="97.9cm">
          <text:p/>
        </draw:rect>
        <draw:rect draw:style-name="gr3" draw:text-style-name="P1" draw:layer="layout" svg:width="5.2cm" svg:height="1cm" svg:x="75.8cm" svg:y="97.9cm">
          <text:p/>
        </draw:rect>
        <draw:connector draw:style-name="gr4" draw:text-style-name="P1" draw:layer="layout" draw:type="line" svg:x1="35.45cm" svg:y1="2.7cm" svg:x2="35.45cm" svg:y2="3.8cm" draw:start-shape="id1" draw:start-glue-point="2" draw:end-shape="id2" draw:end-glue-point="0" svg:d="M35450 2700v1100">
          <text:p/>
        </draw:connector>
        <draw:connector draw:style-name="gr4" draw:text-style-name="P1" draw:layer="layout" draw:type="line" svg:x1="35.45cm" svg:y1="4.8cm" svg:x2="35.45cm" svg:y2="6.2cm" draw:start-shape="id2" draw:start-glue-point="2" draw:end-shape="id3" draw:end-glue-point="0" svg:d="M35450 4800v1400">
          <text:p/>
        </draw:connector>
        <draw:connector draw:style-name="gr4" draw:text-style-name="P1" draw:layer="layout" draw:type="line" svg:x1="35.45cm" svg:y1="7.2cm" svg:x2="35.45cm" svg:y2="8.9cm" draw:start-shape="id3" draw:start-glue-point="2" draw:end-shape="id4" draw:end-glue-point="0" svg:d="M35450 7200v1700">
          <text:p/>
        </draw:connector>
        <draw:connector draw:style-name="gr4" draw:text-style-name="P1" draw:layer="layout" draw:type="line" svg:x1="35.45cm" svg:y1="9.9cm" svg:x2="35.45cm" svg:y2="11.3cm" draw:start-shape="id4" draw:start-glue-point="2" draw:end-shape="id5" draw:end-glue-point="0" svg:d="M35450 9900v1400">
          <text:p/>
        </draw:connector>
        <draw:connector draw:style-name="gr4" draw:text-style-name="P1" draw:layer="layout" draw:type="line" svg:x1="33.6cm" svg:y1="24.1cm" svg:x2="34.45cm" svg:y2="32.6cm" draw:start-shape="id6" draw:start-glue-point="2" draw:end-shape="id7" draw:end-glue-point="0" svg:d="M33600 24100l850 8500">
          <text:p/>
        </draw:connector>
        <draw:rect draw:style-name="gr2" draw:text-style-name="P1" xml:id="id7" draw:id="id7" draw:layer="layout" svg:width="20.3cm" svg:height="13.6cm" svg:x="24.3cm" svg:y="32.6cm">
          <text:p/>
        </draw:rect>
        <draw:rect draw:style-name="gr1" draw:text-style-name="P1" xml:id="id8" draw:id="id8" draw:layer="layout" svg:width="5.2cm" svg:height="1cm" svg:x="30.9cm" svg:y="41.5cm">
          <text:p text:style-name="P1">else</text:p>
        </draw:rect>
        <draw:rect draw:style-name="gr1" draw:text-style-name="P1" xml:id="id9" draw:id="id9" draw:layer="layout" svg:width="5.2cm" svg:height="1cm" svg:x="34.6cm" svg:y="43.9cm">
          <text:p text:style-name="P1">$data_result[date_eventid][$data_key]</text:p>
        </draw:rect>
        <draw:rect draw:style-name="gr1" draw:text-style-name="P1" draw:layer="layout" svg:width="5.2cm" svg:height="1cm" svg:x="30.9cm" svg:y="33.4cm">
          <text:p text:style-name="P1">if ($data_key == 'adsource_pid') // 6101,1350</text:p>
        </draw:rect>
        <draw:rect draw:style-name="gr1" draw:text-style-name="P1" draw:layer="layout" svg:width="5.2cm" svg:height="1cm" svg:x="30.9cm" svg:y="35.7cm">
          <text:p text:style-name="P1">if ($data_key == 'ec_asu_emsg') // 611，6111</text:p>
        </draw:rect>
        <draw:rect draw:style-name="gr1" draw:text-style-name="P1" draw:layer="layout" svg:width="5.2cm" svg:height="1cm" svg:x="30.9cm" svg:y="37.4cm">
          <text:p text:style-name="P1">if (in_array($data_key, [</text:p>
        </draw:rect>
        <draw:rect draw:style-name="gr1" draw:text-style-name="P1" draw:layer="layout" svg:width="5.2cm" svg:height="1cm" svg:x="30.9cm" svg:y="39.5cm">
          <text:p text:style-name="P1">if (is_array($attr_json[$data_key]))</text:p>
        </draw:rect>
        <draw:connector draw:style-name="gr4" draw:text-style-name="P1" draw:layer="layout" draw:type="line" svg:x1="33.5cm" svg:y1="42.5cm" svg:x2="37.2cm" svg:y2="43.9cm" draw:start-shape="id8" draw:start-glue-point="2" draw:end-shape="id9" draw:end-glue-point="0" svg:d="M33500 42500l3700 1400">
          <text:p/>
        </draw:connector>
        <draw:connector draw:style-name="gr4" draw:text-style-name="P1" draw:layer="layout" draw:type="line" svg:x1="35.45cm" svg:y1="12.3cm" svg:x2="35.45cm" svg:y2="15.5cm" draw:start-shape="id5" draw:start-glue-point="2" draw:end-shape="id10" svg:d="M35450 12300v3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18T11:14:30.65</meta:creation-date>
    <dc:date>2021-11-10T17:38:17.03</dc:date>
    <meta:editing-duration>PT6H21M13S</meta:editing-duration>
    <meta:editing-cycles>23</meta:editing-cycles>
    <meta:generator>OpenOffice/4.1.10$Win32 OpenOffice.org_project/4110m2$Build-9807</meta:generator>
    <meta:document-statistic meta:object-count="65"/>
  </office:meta>
</office:document-meta>
</file>